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936875cm" style:use-optimal-column-width="true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</style:style>
    <style:style style:name="ce1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1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</style:style>
    <style:style style:name="ce1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1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</style:style>
    <style:style style:name="ce1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9)),ISBLANK(B9)))" style:apply-style-name="cf1" style:base-cell-address="Data_Sheet.B9"/>
      <style:map style:condition="is-true-formula(msoxl:AND(NOT(ISBLANK($A9)),ISBLANK(B9)))" style:apply-style-name="cf1" style:base-cell-address="Data_Sheet.B9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F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F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</style:style>
    <style:style style:name="ce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</style:style>
    <style:style style:name="ce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H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Q7)))" style:apply-style-name="cf1" style:base-cell-address="Data_Sheet.Q7"/>
      <style:map style:condition="is-true-formula(msoxl:AND(NOT(ISBLANK(R7)),ISBLANK(Q7)))" style:apply-style-name="cf1" style:base-cell-address="Data_Sheet.Q7"/>
      <style:map style:condition="is-true-formula(msoxl:AND(NOT(ISBLANK(R7)),ISBLANK(Q7)))" style:apply-style-name="cf1" style:base-cell-address="Data_Sheet.Q7"/>
      <style:map style:condition="is-true-formula(msoxl:AND(NOT(ISBLANK(R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Q8)))" style:apply-style-name="cf1" style:base-cell-address="Data_Sheet.Q8"/>
      <style:map style:condition="is-true-formula(msoxl:AND(NOT(ISBLANK(R8)),ISBLANK(Q8)))" style:apply-style-name="cf1" style:base-cell-address="Data_Sheet.Q8"/>
      <style:map style:condition="is-true-formula(msoxl:AND(NOT(ISBLANK(R8)),ISBLANK(Q8)))" style:apply-style-name="cf1" style:base-cell-address="Data_Sheet.Q8"/>
      <style:map style:condition="is-true-formula(msoxl:AND(NOT(ISBLANK(R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9)),ISBLANK(P9)))" style:apply-style-name="cf1" style:base-cell-address="Data_Sheet.P9"/>
      <style:map style:condition="is-true-formula(msoxl:AND(NOT(ISBLANK(Q9)),ISBLANK(P9)))" style:apply-style-name="cf1" style:base-cell-address="Data_Sheet.P9"/>
      <style:map style:condition="is-true-formula(msoxl:AND(NOT(ISBLANK(Q9)),ISBLANK(P9)))" style:apply-style-name="cf1" style:base-cell-address="Data_Sheet.P9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P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R4)),ISBLANK(Q4)))" style:apply-style-name="cf1" style:base-cell-address="Data_Sheet.Q4"/>
      <style:map style:condition="is-true-formula(msoxl:AND(NOT(ISBLANK(R4)),ISBLANK(Q4)))" style:apply-style-name="cf1" style:base-cell-address="Data_Sheet.Q4"/>
      <style:map style:condition="is-true-formula(msoxl:AND(NOT(ISBLANK(R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R5)),ISBLANK(Q5)))" style:apply-style-name="cf1" style:base-cell-address="Data_Sheet.Q5"/>
      <style:map style:condition="is-true-formula(msoxl:AND(NOT(ISBLANK(R5)),ISBLANK(Q5)))" style:apply-style-name="cf1" style:base-cell-address="Data_Sheet.Q5"/>
      <style:map style:condition="is-true-formula(msoxl:AND(NOT(ISBLANK(R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</style:style>
    <style:style style:name="ce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5)),ISBLANK(P5)))" style:apply-style-name="cf1" style:base-cell-address="Data_Sheet.P5"/>
      <style:map style:condition="is-true-formula(msoxl:AND(NOT(ISBLANK(Q5)),ISBLANK(P5)))" style:apply-style-name="cf1" style:base-cell-address="Data_Sheet.P5"/>
      <style:map style:condition="is-true-formula(msoxl:AND(NOT(ISBLANK(Q5)),ISBLANK(P5)))" style:apply-style-name="cf1" style:base-cell-address="Data_Sheet.P5"/>
      <style:map style:condition="is-true-formula(msoxl:AND(NOT(ISBLANK(Q5)),ISBLANK(P5)))" style:apply-style-name="cf1" style:base-cell-address="Data_Sheet.P5"/>
    </style:style>
    <style:style style:name="ce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5)),ISBLANK(P5)))" style:apply-style-name="cf1" style:base-cell-address="Data_Sheet.P5"/>
      <style:map style:condition="is-true-formula(msoxl:AND(NOT(ISBLANK(R6)),ISBLANK(Q6)))" style:apply-style-name="cf1" style:base-cell-address="Data_Sheet.Q6"/>
      <style:map style:condition="is-true-formula(msoxl:AND(NOT(ISBLANK(R6)),ISBLANK(Q6)))" style:apply-style-name="cf1" style:base-cell-address="Data_Sheet.Q6"/>
      <style:map style:condition="is-true-formula(msoxl:AND(NOT(ISBLANK(R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</style:style>
    <style:style style:name="ce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</style:style>
    <style:style style:name="ce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J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L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1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1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10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</style:style>
    <style:style style:name="ce10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1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N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1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1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1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1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1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  <style:style style:name="ce1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1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1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1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1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1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1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1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1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Q4)),ISBLANK(P4)))" style:apply-style-name="cf1" style:base-cell-address="Data_Sheet.P4"/>
    </style:style>
    <style:style style:name="ce1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AA4)),ISBLANK(Z4)))" style:apply-style-name="cf1" style:base-cell-address="Data_Sheet.Z4"/>
      <style:map style:condition="is-true-formula(msoxl:AND(NOT(ISBLANK(AA4)),ISBLANK(Z4)))" style:apply-style-name="cf1" style:base-cell-address="Data_Sheet.Z4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Z4)))" style:apply-style-name="cf1" style:base-cell-address="Data_Sheet.Z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1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C5)),ISBLANK(AB5)))" style:apply-style-name="cf1" style:base-cell-address="Data_Sheet.AB5"/>
    </style:style>
    <style:style style:name="ce1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A5)),ISBLANK(AB5)))" style:apply-style-name="cf1" style:base-cell-address="Data_Sheet.AB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1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Z4)))" style:apply-style-name="cf1" style:base-cell-address="Data_Sheet.Z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1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</style:style>
    <style:style style:name="ce1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Z8)))" style:apply-style-name="cf1" style:base-cell-address="Data_Sheet.Z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  <style:style style:name="ce1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1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7)),ISBLANK(AC7)))" style:apply-style-name="cf1" style:base-cell-address="Data_Sheet.AC7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Y8)),ISBLANK(Z8)))" style:apply-style-name="cf1" style:base-cell-address="Data_Sheet.Z8"/>
      <style:map style:condition="is-true-formula(msoxl:AND(NOT(ISBLANK(AB8)),ISBLANK(AC8)))" style:apply-style-name="cf1" style:base-cell-address="Data_Sheet.AC8"/>
      <style:map style:condition="is-true-formula(msoxl:AND(NOT(ISBLANK(D5)),ISBLANK(E5)))" style:apply-style-name="cf1" style:base-cell-address="Data_Sheet.E5"/>
      <style:map style:condition="is-true-formula(msoxl:AND(NOT(ISBLANK(AB8)),ISBLANK(AC8)))" style:apply-style-name="cf1" style:base-cell-address="Data_Sheet.AC8"/>
    </style:style>
    <style:style style:name="ce1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</style:style>
    <style:style style:name="ce1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Z8)))" style:apply-style-name="cf1" style:base-cell-address="Data_Sheet.Z8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</style:style>
    <style:style style:name="ce1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</style:style>
    <style:style style:name="ce1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Z6)),ISBLANK(AA6)))" style:apply-style-name="cf1" style:base-cell-address="Data_Sheet.AA6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9">
            <text:p>Organisation name</text:p>
          </table:table-cell>
          <table:table-cell office:value-type="string" table:number-columns-spanned="1" table:number-rows-spanned="3" table:content-validation-name="val3" table:style-name="ce9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9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9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0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9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0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9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9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9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9">
            <text:p>Admin officers/admin assistants</text:p>
          </table:table-cell>
          <table:covered-table-cell/>
          <table:table-cell office:value-type="string" table:number-columns-spanned="2" table:number-rows-spanned="1" table:style-name="ce9">
            <text:p>Executive Officers</text:p>
          </table:table-cell>
          <table:covered-table-cell/>
          <table:table-cell office:value-type="string" table:number-columns-spanned="2" table:number-rows-spanned="1" table:style-name="ce9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9">
            <text:p>Grade 6/7</text:p>
          </table:table-cell>
          <table:covered-table-cell/>
          <table:table-cell office:value-type="string" table:number-columns-spanned="2" table:number-rows-spanned="1" table:style-name="ce9">
            <text:p>Senior Civil Service</text:p>
          </table:table-cell>
          <table:covered-table-cell/>
          <table:table-cell office:value-type="string" table:number-columns-spanned="2" table:number-rows-spanned="1" table:style-name="ce9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9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9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0">
            <text:p>Interim managers</text:p>
          </table:table-cell>
          <table:covered-table-cell/>
          <table:table-cell office:value-type="string" table:number-columns-spanned="2" table:number-rows-spanned="1" table:style-name="ce10">
            <text:p>Specialist Contractors</text:p>
          </table:table-cell>
          <table:covered-table-cell/>
          <table:table-cell office:value-type="string" table:number-columns-spanned="2" table:number-rows-spanned="1" table:style-name="ce10">
            <text:p>Consultants/consultancy</text:p>
          </table:table-cell>
          <table:covered-table-cell/>
          <table:table-cell office:value-type="string" table:number-columns-spanned="2" table:number-rows-spanned="1" table:style-name="ce9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9">
            <text:p>Salary</text:p>
          </table:table-cell>
          <table:table-cell office:value-type="string" table:number-columns-spanned="1" table:number-rows-spanned="2" table:style-name="ce9">
            <text:p>Allowances</text:p>
          </table:table-cell>
          <table:table-cell office:value-type="string" table:number-columns-spanned="1" table:number-rows-spanned="2" table:style-name="ce9">
            <text:p>Non-consolidated performance payments</text:p>
          </table:table-cell>
          <table:table-cell office:value-type="string" table:number-columns-spanned="1" table:number-rows-spanned="2" table:style-name="ce9">
            <text:p>Overtime</text:p>
          </table:table-cell>
          <table:table-cell office:value-type="string" table:number-columns-spanned="1" table:number-rows-spanned="2" table:style-name="ce9">
            <text:p>Employer pension contributions</text:p>
          </table:table-cell>
          <table:table-cell office:value-type="string" table:number-columns-spanned="1" table:number-rows-spanned="2" table:style-name="ce9">
            <text:p>Employer national insurance contributions</text:p>
          </table:table-cell>
          <table:table-cell office:value-type="string" table:number-columns-spanned="1" table:number-rows-spanned="2" table:style-name="ce9">
            <text:p>Total paybill for payroll staff</text:p>
          </table:table-cell>
          <table:table-cell office:value-type="string" table:number-columns-spanned="1" table:number-rows-spanned="2" table:style-name="ce9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9">
            <text:p>Total cost of consultants/</text:p>
            <text:p>consultancy</text:p>
          </table:table-cell>
          <table:table-cell office:value-type="string" table:number-columns-spanned="1" table:number-rows-spanned="2" table:style-name="ce9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3">
            <text:p>Ministerial Department</text:p>
          </table:table-cell>
          <table:table-cell office:value-type="string" table:style-name="ce15">
            <text:p>Home Office</text:p>
          </table:table-cell>
          <table:table-cell office:value-type="float" office:value="8843" table:style-name="ce23">
            <text:p>8,843</text:p>
          </table:table-cell>
          <table:table-cell office:value-type="float" office:value="7900.94" table:style-name="ce27">
            <text:p>7,901</text:p>
          </table:table-cell>
          <table:table-cell office:value-type="float" office:value="12122" table:style-name="ce36">
            <text:p>12,122</text:p>
          </table:table-cell>
          <table:table-cell office:value-type="float" office:value="11354.97" table:style-name="ce39">
            <text:p>11,355</text:p>
          </table:table-cell>
          <table:table-cell office:value-type="float" office:value="6512" table:style-name="ce88">
            <text:p>6,512</text:p>
          </table:table-cell>
          <table:table-cell office:value-type="float" office:value="6268.17" table:style-name="ce91">
            <text:p>6,268</text:p>
          </table:table-cell>
          <table:table-cell office:value-type="float" office:value="1989" table:style-name="ce95">
            <text:p>1,989</text:p>
          </table:table-cell>
          <table:table-cell office:value-type="float" office:value="1944.77" table:style-name="ce98">
            <text:p>1,945</text:p>
          </table:table-cell>
          <table:table-cell office:value-type="float" office:value="215" table:style-name="ce106">
            <text:p>215</text:p>
          </table:table-cell>
          <table:table-cell office:value-type="float" office:value="213.74" table:style-name="ce109">
            <text:p>214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29681" table:content-validation-name="val3" table:style-name="ce61">
            <text:p>29,681</text:p>
          </table:table-cell>
          <table:table-cell office:value-type="float" office:value="27682.590000000004" table:content-validation-name="val3" table:style-name="ce63">
            <text:p>27,683</text:p>
          </table:table-cell>
          <table:table-cell office:value-type="float" office:value="1199" table:style-name="ce62">
            <text:p>1,199</text:p>
          </table:table-cell>
          <table:table-cell office:value-type="float" office:value="1040.1099999999999" table:style-name="ce67">
            <text:p>1,040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1199" table:style-name="ce151">
            <text:p>1,199</text:p>
          </table:table-cell>
          <table:table-cell office:value-type="float" office:value="1040.1099999999999" table:style-name="ce156">
            <text:p>1,040</text:p>
          </table:table-cell>
          <table:table-cell office:value-type="float" office:value="30880" table:content-validation-name="val3" table:style-name="ce152">
            <text:p>30,880</text:p>
          </table:table-cell>
          <table:table-cell office:value-type="float" office:value="28722.700000000004" table:content-validation-name="val3" table:style-name="ce150">
            <text:p>28,723</text:p>
          </table:table-cell>
          <table:table-cell office:value-type="currency" office:value="65147000" table:content-validation-name="val2" table:style-name="ce7">
            <text:p>£65,147,000.00</text:p>
          </table:table-cell>
          <table:table-cell office:value-type="currency" office:value="8532000" table:content-validation-name="val2" table:style-name="ce7">
            <text:p>£8,532,000.00</text:p>
          </table:table-cell>
          <table:table-cell office:value-type="currency" office:value="1818000" table:content-validation-name="val2" table:style-name="ce7">
            <text:p>£1,818,000.00</text:p>
          </table:table-cell>
          <table:table-cell office:value-type="currency" office:value="400000" table:content-validation-name="val2" table:style-name="ce7">
            <text:p>£400,000.00</text:p>
          </table:table-cell>
          <table:table-cell office:value-type="currency" office:value="15359000" table:content-validation-name="val2" table:style-name="ce7">
            <text:p>£15,359,000.00</text:p>
          </table:table-cell>
          <table:table-cell office:value-type="currency" office:value="6175000" table:content-validation-name="val2" table:style-name="ce7">
            <text:p>£6,175,000.00</text:p>
          </table:table-cell>
          <table:table-cell office:value-type="currency" office:value="97431000" table:style-name="ce7">
            <text:p>£97,431,000.00</text:p>
          </table:table-cell>
          <table:table-cell office:value-type="currency" office:value="3273000" table:content-validation-name="val2" table:style-name="ce7">
            <text:p>£3,273,000.00</text:p>
          </table:table-cell>
          <table:table-cell office:value-type="currency" office:value="645000" table:content-validation-name="val2" table:style-name="ce7">
            <text:p>£645,000.00</text:p>
          </table:table-cell>
          <table:table-cell office:value-type="currency" office:value="3918000" table:style-name="ce7">
            <text:p>£3,918,000.00</text:p>
          </table:table-cell>
          <table:table-cell office:value-type="currency" office:value="101349000" table:style-name="ce7">
            <text:p>£101,349,000.00</text:p>
          </table:table-cell>
          <table:table-cell table:content-validation-name="val3" table:style-name="ce8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2">
            <text:p>Executive Non-Departmental Public Body</text:p>
          </table:table-cell>
          <table:table-cell office:value-type="string" table:style-name="ce16">
            <text:p>Home Office</text:p>
          </table:table-cell>
          <table:table-cell office:value-type="float" office:value="303" table:style-name="ce24">
            <text:p>303</text:p>
          </table:table-cell>
          <table:table-cell office:value-type="float" office:value="272" table:style-name="ce26">
            <text:p>272</text:p>
          </table:table-cell>
          <table:table-cell office:value-type="float" office:value="212" table:style-name="ce35">
            <text:p>212</text:p>
          </table:table-cell>
          <table:table-cell office:value-type="float" office:value="200.29" table:style-name="ce37">
            <text:p>200</text:p>
          </table:table-cell>
          <table:table-cell office:value-type="float" office:value="258" table:style-name="ce87">
            <text:p>258</text:p>
          </table:table-cell>
          <table:table-cell office:value-type="float" office:value="246.87" table:style-name="ce90">
            <text:p>247</text:p>
          </table:table-cell>
          <table:table-cell office:value-type="float" office:value="29" table:style-name="ce94">
            <text:p>29</text:p>
          </table:table-cell>
          <table:table-cell office:value-type="float" office:value="28.3" table:style-name="ce96">
            <text:p>28</text:p>
          </table:table-cell>
          <table:table-cell office:value-type="float" office:value="7" table:style-name="ce105">
            <text:p>7</text:p>
          </table:table-cell>
          <table:table-cell office:value-type="float" office:value="7" table:style-name="ce108">
            <text:p>7</text:p>
          </table:table-cell>
          <table:table-cell office:value-type="float" office:value="5" table:style-name="ce55">
            <text:p>5</text:p>
          </table:table-cell>
          <table:table-cell office:value-type="float" office:value="4.4000000000000004" table:style-name="ce58">
            <text:p>4</text:p>
          </table:table-cell>
          <table:table-cell office:value-type="float" office:value="814" table:content-validation-name="val3" table:style-name="ce68">
            <text:p>814</text:p>
          </table:table-cell>
          <table:table-cell office:value-type="float" office:value="758.8599999999999" table:content-validation-name="val3" table:style-name="ce64">
            <text:p>759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5" table:style-name="ce129">
            <text:p>15</text:p>
          </table:table-cell>
          <table:table-cell office:value-type="float" office:value="15" table:style-name="ce132">
            <text:p>15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47">
            <text:p>0</text:p>
          </table:table-cell>
          <table:table-cell office:value-type="float" office:value="16" table:style-name="ce149">
            <text:p>16</text:p>
          </table:table-cell>
          <table:table-cell office:value-type="float" office:value="16" table:style-name="ce157">
            <text:p>16</text:p>
          </table:table-cell>
          <table:table-cell office:value-type="float" office:value="830" table:content-validation-name="val3" table:style-name="ce153">
            <text:p>830</text:p>
          </table:table-cell>
          <table:table-cell office:value-type="float" office:value="774.8599999999999" table:content-validation-name="val3" table:style-name="ce154">
            <text:p>775</text:p>
          </table:table-cell>
          <table:table-cell office:value-type="currency" office:value="1659425.21" table:content-validation-name="val1" table:style-name="ce7">
            <text:p>£1,659,425.21</text:p>
          </table:table-cell>
          <table:table-cell office:value-type="currency" office:value="3774.84" table:content-validation-name="val1" table:style-name="ce7">
            <text:p>£3,774.84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88542.71" table:content-validation-name="val1" table:style-name="ce7">
            <text:p>£88,542.71</text:p>
          </table:table-cell>
          <table:table-cell office:value-type="currency" office:value="337849.94" table:content-validation-name="val1" table:style-name="ce7">
            <text:p>£337,849.94</text:p>
          </table:table-cell>
          <table:table-cell office:value-type="currency" office:value="129856.93" table:content-validation-name="val1" table:style-name="ce7">
            <text:p>£129,856.93</text:p>
          </table:table-cell>
          <table:table-cell office:value-type="currency" office:value="725966.62999999989" table:style-name="ce7">
            <text:p>£725,966.63</text:p>
          </table:table-cell>
          <table:table-cell office:value-type="currency" office:value="155132" table:content-validation-name="val2" table:style-name="ce7">
            <text:p>£155,132.00</text:p>
          </table:table-cell>
          <table:table-cell office:value-type="currency" office:value="3471" table:content-validation-name="val2" table:style-name="ce7">
            <text:p>£3,471.00</text:p>
          </table:table-cell>
          <table:table-cell office:value-type="currency" office:value="158603" table:style-name="ce7">
            <text:p>£158,603.00</text:p>
          </table:table-cell>
          <table:table-cell office:value-type="currency" office:value="884569.62999999989" table:style-name="ce7">
            <text:p>£884,569.63</text:p>
          </table:table-cell>
          <table:table-cell table:content-validation-name="val3" table:style-name="ce8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11">
            <text:p>Executive Non-Departmental Public Body</text:p>
          </table:table-cell>
          <table:table-cell office:value-type="string" table:style-name="ce14">
            <text:p>Home Office</text:p>
          </table:table-cell>
          <table:table-cell office:value-type="float" office:value="54" table:style-name="ce22">
            <text:p>54</text:p>
          </table:table-cell>
          <table:table-cell office:value-type="float" office:value="52.459400000000002" table:style-name="ce25">
            <text:p>52</text:p>
          </table:table-cell>
          <table:table-cell office:value-type="float" office:value="53" table:style-name="ce34">
            <text:p>53</text:p>
          </table:table-cell>
          <table:table-cell office:value-type="float" office:value="52.540500000000002" table:style-name="ce38">
            <text:p>53</text:p>
          </table:table-cell>
          <table:table-cell office:value-type="float" office:value="628" table:style-name="ce89">
            <text:p>628</text:p>
          </table:table-cell>
          <table:table-cell office:value-type="float" office:value="617.60379999999986" table:style-name="ce92">
            <text:p>618</text:p>
          </table:table-cell>
          <table:table-cell office:value-type="float" office:value="52" table:style-name="ce93">
            <text:p>52</text:p>
          </table:table-cell>
          <table:table-cell office:value-type="float" office:value="51.272999999999996" table:style-name="ce97">
            <text:p>51</text:p>
          </table:table-cell>
          <table:table-cell office:value-type="float" office:value="6" table:style-name="ce107">
            <text:p>6</text:p>
          </table:table-cell>
          <table:table-cell office:value-type="float" office:value="6" table:style-name="ce110">
            <text:p>6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793" table:content-validation-name="val3" table:style-name="ce68">
            <text:p>793</text:p>
          </table:table-cell>
          <table:table-cell office:value-type="float" office:value="779.87669999999991" table:content-validation-name="val3" table:style-name="ce70">
            <text:p>780</text:p>
          </table:table-cell>
          <table:table-cell office:value-type="float" office:value="45" table:style-name="ce69">
            <text:p>45</text:p>
          </table:table-cell>
          <table:table-cell office:value-type="float" office:value="45" table:style-name="ce80">
            <text:p>45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22">
            <text:p>0</text:p>
          </table:table-cell>
          <table:table-cell office:value-type="float" office:value="8" table:style-name="ce134">
            <text:p>8</text:p>
          </table:table-cell>
          <table:table-cell office:value-type="float" office:value="8" table:style-name="ce131">
            <text:p>8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53" table:style-name="ce149">
            <text:p>53</text:p>
          </table:table-cell>
          <table:table-cell office:value-type="float" office:value="53" table:style-name="ce163">
            <text:p>53</text:p>
          </table:table-cell>
          <table:table-cell office:value-type="float" office:value="846" table:content-validation-name="val3" table:style-name="ce153">
            <text:p>846</text:p>
          </table:table-cell>
          <table:table-cell office:value-type="float" office:value="832.87669999999991" table:content-validation-name="val3" table:style-name="ce161">
            <text:p>833</text:p>
          </table:table-cell>
          <table:table-cell office:value-type="currency" office:value="2109121.36" table:content-validation-name="val2" table:style-name="ce7">
            <text:p>£2,109,121.36</text:p>
          </table:table-cell>
          <table:table-cell office:value-type="currency" office:value="269872.82" table:content-validation-name="val2" table:style-name="ce7">
            <text:p>£269,872.82</text:p>
          </table:table-cell>
          <table:table-cell table:content-validation-name="val2" table:style-name="ce7"/>
          <table:table-cell office:value-type="currency" office:value="19510" table:content-validation-name="val2" table:style-name="ce7">
            <text:p>£19,510.00</text:p>
          </table:table-cell>
          <table:table-cell office:value-type="currency" office:value="416799.4" table:content-validation-name="val2" table:style-name="ce7">
            <text:p>£416,799.40</text:p>
          </table:table-cell>
          <table:table-cell office:value-type="currency" office:value="180190.74" table:content-validation-name="val2" table:style-name="ce7">
            <text:p>£180,190.74</text:p>
          </table:table-cell>
          <table:table-cell office:value-type="currency" office:value="2995494.3199999994" table:style-name="ce7">
            <text:p>£2,995,494.32</text:p>
          </table:table-cell>
          <table:table-cell office:value-type="currency" office:value="253212" table:content-validation-name="val2" table:style-name="ce7">
            <text:p>£253,212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253212" table:style-name="ce7">
            <text:p>£253,212.00</text:p>
          </table:table-cell>
          <table:table-cell office:value-type="currency" office:value="3248706.3199999994" table:style-name="ce7">
            <text:p>£3,248,706.32</text:p>
          </table:table-cell>
          <table:table-cell table:content-validation-name="val3" table:style-name="ce8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12" table:style-name="ce29">
            <text:p>12</text:p>
          </table:table-cell>
          <table:table-cell office:value-type="float" office:value="10.5" table:style-name="ce32">
            <text:p>11</text:p>
          </table:table-cell>
          <table:table-cell office:value-type="float" office:value="8" table:style-name="ce42">
            <text:p>8</text:p>
          </table:table-cell>
          <table:table-cell office:value-type="float" office:value="7" table:style-name="ce45">
            <text:p>7</text:p>
          </table:table-cell>
          <table:table-cell office:value-type="float" office:value="41" table:style-name="ce82">
            <text:p>41</text:p>
          </table:table-cell>
          <table:table-cell office:value-type="float" office:value="39.799999999999997" table:style-name="ce85">
            <text:p>40</text:p>
          </table:table-cell>
          <table:table-cell office:value-type="float" office:value="2" table:style-name="ce101">
            <text:p>2</text:p>
          </table:table-cell>
          <table:table-cell office:value-type="float" office:value="1.8" table:style-name="ce104">
            <text:p>2</text:p>
          </table:table-cell>
          <table:table-cell office:value-type="float" office:value="1" table:style-name="ce112">
            <text:p>1</text:p>
          </table:table-cell>
          <table:table-cell office:value-type="float" office:value="0.6" table:style-name="ce115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64" table:content-validation-name="val3" table:style-name="ce68">
            <text:p>64</text:p>
          </table:table-cell>
          <table:table-cell office:value-type="float" office:value="59.699999999999996" table:content-validation-name="val3" table:style-name="ce52">
            <text:p>6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5">
            <text:p>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64">
            <text:p>0</text:p>
          </table:table-cell>
          <table:table-cell office:value-type="float" office:value="64" table:content-validation-name="val3" table:style-name="ce153">
            <text:p>64</text:p>
          </table:table-cell>
          <table:table-cell office:value-type="float" office:value="59.699999999999996" table:content-validation-name="val3" table:style-name="ce159">
            <text:p>60</text:p>
          </table:table-cell>
          <table:table-cell office:value-type="currency" office:value="175581" table:content-validation-name="val2" table:style-name="ce7">
            <text:p>£175,581.00</text:p>
          </table:table-cell>
          <table:table-cell office:value-type="currency" office:value="125" table:content-validation-name="val2" table:style-name="ce7">
            <text:p>£125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33380" table:content-validation-name="val2" table:style-name="ce7">
            <text:p>£33,380.00</text:p>
          </table:table-cell>
          <table:table-cell office:value-type="currency" office:value="15200" table:content-validation-name="val2" table:style-name="ce7">
            <text:p>£15,200.00</text:p>
          </table:table-cell>
          <table:table-cell office:value-type="currency" office:value="224286" table:style-name="ce7">
            <text:p>£224,286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style-name="ce7">
            <text:p>£0.00</text:p>
          </table:table-cell>
          <table:table-cell office:value-type="currency" office:value="224286" table:style-name="ce7">
            <text:p>£224,286.00</text:p>
          </table:table-cell>
          <table:table-cell table:content-validation-name="val3" table:style-name="ce8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17">
            <text:p>Executive Non-Departmental Public Body</text:p>
          </table:table-cell>
          <table:table-cell office:value-type="string" table:style-name="ce20">
            <text:p>Home Office</text:p>
          </table:table-cell>
          <table:table-cell office:value-type="float" office:value="40" table:style-name="ce28">
            <text:p>40</text:p>
          </table:table-cell>
          <table:table-cell office:value-type="float" office:value="38.85" table:style-name="ce31">
            <text:p>39</text:p>
          </table:table-cell>
          <table:table-cell office:value-type="float" office:value="62" table:style-name="ce41">
            <text:p>62</text:p>
          </table:table-cell>
          <table:table-cell office:value-type="float" office:value="62" table:style-name="ce43">
            <text:p>62</text:p>
          </table:table-cell>
          <table:table-cell office:value-type="float" office:value="45" table:style-name="ce81">
            <text:p>45</text:p>
          </table:table-cell>
          <table:table-cell office:value-type="float" office:value="44.2" table:style-name="ce84">
            <text:p>44</text:p>
          </table:table-cell>
          <table:table-cell office:value-type="float" office:value="19" table:style-name="ce100">
            <text:p>19</text:p>
          </table:table-cell>
          <table:table-cell office:value-type="float" office:value="19" table:style-name="ce102">
            <text:p>19</text:p>
          </table:table-cell>
          <table:table-cell office:value-type="float" office:value="4" table:style-name="ce111">
            <text:p>4</text:p>
          </table:table-cell>
          <table:table-cell office:value-type="float" office:value="4" table:style-name="ce114">
            <text:p>4</text:p>
          </table:table-cell>
          <table:table-cell office:value-type="float" office:value="6" table:style-name="ce47">
            <text:p>6</text:p>
          </table:table-cell>
          <table:table-cell office:value-type="float" office:value="1.28" table:style-name="ce49">
            <text:p>1</text:p>
          </table:table-cell>
          <table:table-cell office:value-type="float" office:value="176" table:content-validation-name="val3" table:style-name="ce68">
            <text:p>176</text:p>
          </table:table-cell>
          <table:table-cell office:value-type="float" office:value="169.33" table:content-validation-name="val3" table:style-name="ce53">
            <text:p>169</text:p>
          </table:table-cell>
          <table:table-cell office:value-type="float" office:value="4" table:style-name="ce72">
            <text:p>4</text:p>
          </table:table-cell>
          <table:table-cell office:value-type="float" office:value="4" table:style-name="ce76">
            <text:p>4</text:p>
          </table:table-cell>
          <table:table-cell office:value-type="float" office:value="10" table:style-name="ce79">
            <text:p>10</text:p>
          </table:table-cell>
          <table:table-cell office:value-type="float" office:value="10" table:style-name="ce124">
            <text:p>10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11" table:style-name="ce141">
            <text:p>11</text:p>
          </table:table-cell>
          <table:table-cell office:value-type="float" office:value="8.76" table:style-name="ce144">
            <text:p>9</text:p>
          </table:table-cell>
          <table:table-cell office:value-type="float" office:value="25" table:style-name="ce149">
            <text:p>25</text:p>
          </table:table-cell>
          <table:table-cell office:value-type="float" office:value="22.759999999999998" table:style-name="ce158">
            <text:p>23</text:p>
          </table:table-cell>
          <table:table-cell office:value-type="float" office:value="201" table:content-validation-name="val3" table:style-name="ce153">
            <text:p>201</text:p>
          </table:table-cell>
          <table:table-cell office:value-type="float" office:value="192.09" table:content-validation-name="val3" table:style-name="ce160">
            <text:p>192</text:p>
          </table:table-cell>
          <table:table-cell office:value-type="currency" office:value="472479.88" table:content-validation-name="val1" table:style-name="ce7">
            <text:p>£472,479.88</text:p>
          </table:table-cell>
          <table:table-cell office:value-type="currency" office:value="53855.839999999997" table:content-validation-name="val1" table:style-name="ce7">
            <text:p>£53,855.84</text:p>
          </table:table-cell>
          <table:table-cell office:value-type="currency" office:value="3500" table:content-validation-name="val2" table:style-name="ce7">
            <text:p>£3,500.00</text:p>
          </table:table-cell>
          <table:table-cell office:value-type="currency" office:value="4500.05" table:content-validation-name="val1" table:style-name="ce7">
            <text:p>£4,500.05</text:p>
          </table:table-cell>
          <table:table-cell office:value-type="currency" office:value="21086.18" table:content-validation-name="val1" table:style-name="ce7">
            <text:p>£21,086.18</text:p>
          </table:table-cell>
          <table:table-cell office:value-type="currency" office:value="46174.37" table:content-validation-name="val1" table:style-name="ce7">
            <text:p>£46,174.37</text:p>
          </table:table-cell>
          <table:table-cell office:value-type="currency" office:value="601596.32000000007" table:style-name="ce7">
            <text:p>£601,596.32</text:p>
          </table:table-cell>
          <table:table-cell office:value-type="currency" office:value="91724.07" table:content-validation-name="val1" table:style-name="ce7">
            <text:p>£91,724.07</text:p>
          </table:table-cell>
          <table:table-cell office:value-type="currency" office:value="286656" table:content-validation-name="val2" table:style-name="ce7">
            <text:p>£286,656.00</text:p>
          </table:table-cell>
          <table:table-cell office:value-type="currency" office:value="378380.07" table:style-name="ce7">
            <text:p>£378,380.07</text:p>
          </table:table-cell>
          <table:table-cell office:value-type="currency" office:value="979976.39000000013" table:style-name="ce7">
            <text:p>£979,976.39</text:p>
          </table:table-cell>
          <table:table-cell table:content-validation-name="val3" table:style-name="ce8"/>
          <table:table-cell table:number-columns-repeated="16343"/>
        </table:table-row>
        <table:table-row table:style-name="ro3">
          <table:table-cell office:value-type="string" table:style-name="ce5">
            <text:p>Gangmaster Licensing Authority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15">
            <text:p>Home Office</text:p>
          </table:table-cell>
          <table:table-cell office:value-type="float" office:value="6" table:style-name="ce30">
            <text:p>6</text:p>
          </table:table-cell>
          <table:table-cell office:value-type="float" office:value="6" table:style-name="ce33">
            <text:p>6</text:p>
          </table:table-cell>
          <table:table-cell office:value-type="float" office:value="9" table:style-name="ce40">
            <text:p>9</text:p>
          </table:table-cell>
          <table:table-cell office:value-type="float" office:value="8.0500000000000007" table:style-name="ce44">
            <text:p>8</text:p>
          </table:table-cell>
          <table:table-cell office:value-type="float" office:value="51" table:style-name="ce83">
            <text:p>51</text:p>
          </table:table-cell>
          <table:table-cell office:value-type="float" office:value="50.61" table:style-name="ce86">
            <text:p>51</text:p>
          </table:table-cell>
          <table:table-cell office:value-type="float" office:value="2" table:style-name="ce99">
            <text:p>2</text:p>
          </table:table-cell>
          <table:table-cell office:value-type="float" office:value="1.59" table:style-name="ce103">
            <text:p>2</text:p>
          </table:table-cell>
          <table:table-cell office:value-type="float" office:value="1" table:style-name="ce113">
            <text:p>1</text:p>
          </table:table-cell>
          <table:table-cell office:value-type="float" office:value="1" table:style-name="ce116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69" table:content-validation-name="val3" table:style-name="ce54">
            <text:p>69</text:p>
          </table:table-cell>
          <table:table-cell office:value-type="float" office:value="67.25" table:content-validation-name="val3" table:style-name="ce54">
            <text:p>67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7">
            <text:p>0</text:p>
          </table:table-cell>
          <table:table-cell office:value-type="float" office:value="0" table:style-name="ce125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43">
            <text:p>0</text:p>
          </table:table-cell>
          <table:table-cell office:value-type="float" office:value="0" table:style-name="ce146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69" table:content-validation-name="val3" table:style-name="ce162">
            <text:p>69</text:p>
          </table:table-cell>
          <table:table-cell office:value-type="float" office:value="67.25" table:content-validation-name="val3" table:style-name="ce162">
            <text:p>67</text:p>
          </table:table-cell>
          <table:table-cell office:value-type="currency" office:value="174954.36" table:content-validation-name="val2" table:style-name="ce7">
            <text:p>£174,954.36</text:p>
          </table:table-cell>
          <table:table-cell office:value-type="currency" office:value="7688.33" table:content-validation-name="val2" table:style-name="ce7">
            <text:p>£7,688.33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34794.5" table:content-validation-name="val2" table:style-name="ce7">
            <text:p>£34,794.5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217437.18999999997" table:style-name="ce7">
            <text:p>£217,437.19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style-name="ce7">
            <text:p>£0.00</text:p>
          </table:table-cell>
          <table:table-cell office:value-type="currency" office:value="217437.18999999997" table:style-name="ce7">
            <text:p>£217,437.19</text:p>
          </table:table-cell>
          <table:table-cell table:content-validation-name="val3" table:style-name="ce8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Steven Hughes</dc:creator>
    <meta:creation-date>2012-07-18T14:50:11Z</meta:creation-date>
    <dc:date>2015-09-09T13:34:49Z</dc:date>
  </office:meta>
</office:document-meta>
</file>